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en" fo:country="US" style:font-size-asian="12pt"/>
    </style:style>
    <style:style style:name="T27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8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9" style:family="text">
      <style:text-properties fo:font-size="10pt" fo:language="ru" fo:country="RU" style:font-size-asian="10pt" style:font-size-complex="10pt"/>
    </style:style>
    <style:style style:name="T30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1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2" style:family="text">
      <style:text-properties fo:font-size="10pt" style:font-size-asian="10pt" style:font-name-complex="Arial" style:font-size-complex="10pt"/>
    </style:style>
    <style:style style:name="T3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ОТОКОЛ <text:span text:style-name="T4">ПОВЕРКИ</text:span></text:p>
      <text:p text:style-name="P7"/>
      <text:p text:style-name="P4"><text:span text:style-name="T25">дозиметра рентгеновского и гамма-излучения ДКС-</text:span><text:span text:style-name="T26">$type</text:span></text:p>
      <text:p text:style-name="P7"/>
      <text:p text:style-name="P32"><text:span text:style-name="T6">№</text:span><text:span text:style-name="T8"> </text:span><text:span text:style-name="T7"><text:s/></text:span><text:span text:style-name="T7">$</text:span><text:span text:style-name="T3">allSerial </text:span></text:p>
      <text:p text:style-name="P31"><text:span text:style-name="T32">принадлежащего<text:tab/></text:span><text:span text:style-name="T15"><text:tab/></text:span></text:p>
      <text:p text:style-name="P14"><text:span text:style-name="T29">Поверка проводилась на базе УП «АТОМТЕХ», в нормальных климатических условиях при температуре </text:span><text:span text:style-name="T28">Т</text:span><text:span text:style-name="T29"> = </text:span><text:span text:style-name="T30"><text:s/></text:span><text:span text:style-name="T27">$temp </text:span><text:span text:style-name="T29"><text:s/>°</text:span><text:span text:style-name="T28">С</text:span><text:span text:style-name="T29">, атмосферном давлении </text:span><text:span text:style-name="T28">Р</text:span><text:span text:style-name="T29"> = </text:span><text:span text:style-name="T30"><text:s text:c="5"/></text:span><text:span text:style-name="T29"><text:s/>мм.рт.ст, относительной влажности воздуха </text:span><text:span text:style-name="T28">р</text:span><text:span text:style-name="T29"> = </text:span><text:span text:style-name="T30"><text:s/></text:span><text:span text:style-name="T27">$vlag </text:span><text:span text:style-name="T29"><text:s/>%, внешнем фоне γ-излучения </text:span><text:span text:style-name="T31">H</text:span><text:span text:style-name="T29">*(10) = </text:span><text:span text:style-name="T30"><text:s/></text:span><text:span text:style-name="T27">$bground </text:span><text:span text:style-name="T29"><text:s/>нЗв/ч, <text:s/>согласно методике, изложенной в </text:span><text:span text:style-name="T24">МП.</text:span><text:span text:style-name="T23"> МН-</text:span><text:span text:style-name="T22">854</text:span><text:span text:style-name="T23">-200</text:span><text:span text:style-name="T22">0</text:span></text:p>
      <text:p text:style-name="P26"><text:span text:style-name="T4">1. С</text:span>редства <text:span text:style-name="T4">поверки</text:span></text:p>
      <text:p text:style-name="P18">а)<text:tab/>Эталонные средства измерений:</text:p>
      <text:p text:style-name="P15">- <text:span text:style-name="T1">$facility_110</text:span>;</text:p>
      <text:p text:style-name="P15">- <text:span text:style-name="T1">$facility_1</text:span><text:span text:style-name="T4">3</text:span><text:span text:style-name="T1">0</text:span>;</text:p>
      <text:p text:style-name="P20"/>
      <text:p text:style-name="P27">2. Поверка блоков детектирования</text:p>
      <text:p text:style-name="P18">а)<text:tab/>Внешний осмотр и опробование БД:</text:p>
      <text:p text:style-name="P16">- документация<text:tab/></text:p>
      <text:p text:style-name="P16">- отсутствие механических повреждений<text:tab/></text:p>
      <text:p text:style-name="P17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6">- контроль работоспособности<text:tab/></text:p>
      <text:p text:style-name="P18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С- </text:span><text:span text:style-name="T1">$type</text:span>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33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4">H</text:span><text:span text:style-name="T9">1</text:span></text:p>
          </table:table-cell>
          <table:table-cell table:style-name="t1.D3" office:value-type="string">
            <text:p text:style-name="P28"><text:span text:style-name="T2">H</text:span><text:span text:style-name="T9">2</text:span></text:p>
          </table:table-cell>
          <table:table-cell table:style-name="t1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4">0,07</text:span>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4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7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09:18:48.62</dc:date>
    <meta:editing-duration>P3DT2H7M11S</meta:editing-duration>
    <meta:editing-cycles>327</meta:editing-cycles>
    <meta:generator>OpenOffice/4.1.6$Win32 OpenOffice.org_project/416m1$Build-9790</meta:generator>
    <meta:document-statistic meta:table-count="2" meta:image-count="0" meta:object-count="0" meta:page-count="1" meta:paragraph-count="131" meta:word-count="277" meta:character-count="1883"/>
  </office:meta>
</office:document-meta>
</file>